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7.64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ode</text:p>
          </table:table-cell>
          <table:table-cell table:style-name="ce2" office:value-type="string" calcext:value-type="string">
            <text:p>Code</text:p>
          </table:table-cell>
          <table:table-cell table:style-name="ce1" office:value-type="string" calcext:value-type="string">
            <text:p>Consensus Codes</text:p>
          </table:table-cell>
          <table:table-cell table:style-name="ce1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@AdamSchiff Kareena Gore-Schiff, the daughter of former Senator, almost US President, and Global Warming con man Al Gore, is married to Andrew Schiff, the great great grandson of Jacob. #WeThePeople #MAGA #Qanon #WalkAway #WWG1WGA #Qanon8chan #Gitmo #GreatAwakening #Blexit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twitter.com/jakkedup1/status/1065031419087470599" xlink:type="simple">https://twitter.com/jakkedup1/status/1065031419087470599</text:a></text:p>
          </table:table-cell>
          <table:table-cell table:number-columns-repeated="4"/>
          <table:table-cell table:style-name="ce5" office:value-type="string" calcext:value-type="string">
            <text:p>Code Book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What a relief global warming is a hoax. It is sad to bother rich people about these things.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twitter.com/CarlaSchroder/status/1065031417443188736" xlink:type="simple">https://twitter.com/CarlaSchroder/status/1065031417443188736</text:a>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lobal Warming is occurring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lobal Warming “science” exposed to be founded on glaring math error that renders thousands of news reports false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twitter.com/TimGamble/status/1065031285058482176" xlink:type="simple">https://twitter.com/TimGamble/status/1065031285058482176</text:a>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Global Warming is fak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BAMA flapping his chops about Trump n global warming</text:p>
          </table:table-cell>
          <table:table-cell table:style-name="ce1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1" office:value-type="string" calcext:value-type="string">
            <text:p>NA</text:p>
          </table:table-cell>
          <table:table-cell table:style-name="ce4" office:value-type="string" calcext:value-type="string">
            <text:p><text:a xlink:href="https://twitter.com/oletruckers1977/status/1065031158126309376" xlink:type="simple">https://twitter.com/oletruckers1977/status/1065031158126309376</text:a></text:p>
          </table:table-cell>
          <table:table-cell table:number-columns-repeated="4"/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Uncertain or other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ybe they should come to Albany, NY where a record cold high temperature of 20 degrees is predicted for Thanksgiving! Sure the 'experts' say that's global warming as well!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twitter.com/richard_cous/status/1065031102300078080" xlink:type="simple">https://twitter.com/richard_cous/status/1065031102300078080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BC Nightly News: A-Block: Trump, Trump, Trump, top story of the day. B-Block: top story of the day 2, immigrant/gun control story, Trump related. C-Block: global warming related. D-Block: feel good story. @NBCNightlyNews</text:p>
          </table:table-cell>
          <table:table-cell table:style-name="ce1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1" office:value-type="string" calcext:value-type="string">
            <text:p>NA</text:p>
          </table:table-cell>
          <table:table-cell table:style-name="ce4" office:value-type="string" calcext:value-type="string">
            <text:p><text:a xlink:href="https://twitter.com/Man8Music/status/1065031063779577856" xlink:type="simple">https://twitter.com/Man8Music/status/1065031063779577856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e action global warming hellz yeah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twitter.com/ChrisJamesMacri/status/1065030793532198912" xlink:type="simple">https://twitter.com/ChrisJamesMacri/status/1065030793532198912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lobal Warming “science” discovered to be founded on glaring math error that renders thousands of news reports false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twitter.com/quarmby/status/1065030748992937985" xlink:type="simple">https://twitter.com/quarmby/status/1065030748992937985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sh Times: Despite ‘global warming’ claims, snow has ‘fallen in record amounts http://www.climatedepot.com/2018/11/20/wash-times-despite-global-warming-claims-snow-has-fallen-in-record-amounts/ … #feedly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twitter.com/kcjw33/status/1065030715459407872" xlink:type="simple">https://twitter.com/kcjw33/status/1065030715459407872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aming California Wildfires On Global Warming ‘Has Little Grounding In Fact,’ Scientist Says | The Daily Caller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twitter.com/ronwagn/status/1065030611440726016" xlink:type="simple">https://twitter.com/ronwagn/status/1065030611440726016</text:a></text:p>
          </table:table-cell>
          <table:table-cell table:number-columns-repeated="1019"/>
        </table:table-row>
        <table:table-row table:style-name="ro1" table:number-rows-repeated="989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Dev/6.0.5.2$Linux_X86_64 LibreOffice_project/</meta:generator>
  </office:meta>
</office:document-meta>
</file>